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itel" style:display-name="Titel" style:family="paragraph" style:parent-style-name="Standard" style:next-style-name="Standard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Beschriftung" style:display-name="Beschriftung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Überschrift3Zchn" style:display-name="Überschrift 3 Zchn" style:family="text" style:parent-style-name="Absatz-Standardschriftart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hard Schatt</meta:initial-creator>
    <dc:creator>Schatt, Leonhard</dc:creator>
    <meta:creation-date>2023-08-24T12:31:00Z</meta:creation-date>
    <dc:date>2023-08-29T08:50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